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language="de" fo:country="DE" officeooo:rsid="00014f28"/>
    </style:style>
    <style:style style:name="P2" style:family="paragraph" style:parent-style-name="Standard">
      <style:text-properties fo:language="de" fo:country="DE" fo:font-weight="bold" officeooo:rsid="00014f28" officeooo:paragraph-rsid="00014f28" style:font-weight-asian="bold" style:font-weight-complex="bold"/>
    </style:style>
    <style:style style:name="P3" style:family="paragraph" style:parent-style-name="Standard">
      <style:text-properties fo:language="de" fo:country="DE" fo:font-weight="bold" officeooo:rsid="000511ba" officeooo:paragraph-rsid="00048470" style:font-weight-asian="bold" style:font-weight-complex="bold"/>
    </style:style>
    <style:style style:name="P4" style:family="paragraph" style:parent-style-name="Standard">
      <style:text-properties fo:language="de" fo:country="DE" fo:font-weight="bold" officeooo:rsid="0004b16e" officeooo:paragraph-rsid="00048470" style:font-weight-asian="bold" style:font-weight-complex="bold"/>
    </style:style>
    <style:style style:name="P5" style:family="paragraph" style:parent-style-name="Standard">
      <style:text-properties fo:language="de" fo:country="DE" fo:font-weight="normal" officeooo:rsid="00014f28" officeooo:paragraph-rsid="00014f28" style:font-weight-asian="normal" style:font-weight-complex="normal"/>
    </style:style>
    <style:style style:name="P6" style:family="paragraph" style:parent-style-name="Standard">
      <style:text-properties fo:language="de" fo:country="DE" fo:font-weight="normal" officeooo:rsid="000511ba" officeooo:paragraph-rsid="00048470" style:font-weight-asian="normal" style:font-weight-complex="normal"/>
    </style:style>
    <style:style style:name="P7" style:family="paragraph" style:parent-style-name="Standard">
      <style:text-properties fo:language="de" fo:country="DE" officeooo:rsid="0004b16e" officeooo:paragraph-rsid="0004847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7c423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SA-Verschlüsselung</text:p>
      <text:p text:style-name="P2"/>
      <text:p text:style-name="P5">privater Schlüssel: (d, N)<text:tab/><text:tab/>Beispiel:<text:tab/>(11, 14)</text:p>
      <text:p text:style-name="P5"/>
      <text:p text:style-name="P5">öffentlicher Schlüssel: (e, N)<text:tab/><text:tab/>Beispiel:<text:tab/>(5, 14)</text:p>
      <text:p text:style-name="P5"/>
      <text:p text:style-name="P5">Nachricht: m<text:tab/><text:tab/><text:tab/><text:tab/>Beispiel:<text:tab/>c (3)</text:p>
      <text:p text:style-name="P5"/>
      <text:p text:style-name="P2"/>
      <text:p text:style-name="P2">Verschlüsseln:</text:p>
      <text:p text:style-name="P2"/>
      <text:p text:style-name="P5">m (als Zahl) mod N</text:p>
      <text:p text:style-name="P5"/>
      <text:p text:style-name="P5">Beispiel:</text:p>
      <text:p text:style-name="P5"/>
      <text:p text:style-name="P5">3 mod 14 = 5 (e)</text:p>
      <text:p text:style-name="P5"/>
      <text:p text:style-name="P5">Cyphertext <text:s/>(c) = 5 (e)</text:p>
      <text:p text:style-name="P5"/>
      <text:p text:style-name="P5"/>
      <text:p text:style-name="P2">Entschlüsselung:</text:p>
      <text:p text:style-name="P2"/>
      <text:p text:style-name="P5">c (als Zahl) mod N</text:p>
      <text:p text:style-name="P5"/>
      <text:p text:style-name="P5">Beispiel:</text:p>
      <text:p text:style-name="P5"/>
      <text:p text:style-name="P5">5 mod 15 = 3 (c)</text:p>
      <text:p text:style-name="P2"/>
      <text:p text:style-name="P4">RSA-Schlüsselgeneration</text:p>
      <text:p text:style-name="P7"/>
      <text:p text:style-name="P7">Um eine Nachricht mit dem RSA-Verfahren zu verschlüsseln braucht man einen privaten und einen öffentlichen Schlüssel. Dieser wird generell in <text:span text:style-name="T2">5 </text:span>Schritten erzeugt.</text:p>
      <text:p text:style-name="P7"/>
      <text:p text:style-name="P3">Schritt 1 – p und q</text:p>
      <text:p text:style-name="P6">Wähle zwei zufällige möglichst große Primzahlen aus. Diese nennen wir <text:span text:style-name="T3">p</text:span> und <text:span text:style-name="T3">q</text:span></text:p>
      <text:p text:style-name="P6"/>
      <text:p text:style-name="P3">Schritt 2 – N</text:p>
      <text:p text:style-name="P3"><text:span text:style-name="T1">Nun ermittlen wir die zahl </text:span>N<text:span text:style-name="T1"> indem wir </text:span>p<text:span text:style-name="T1"> mit </text:span>q<text:span text:style-name="T1"> multiplizieren.</text:span></text:p>
      <text:p text:style-name="P6"/>
      <text:p text:style-name="P3">Schritt 3 – r</text:p>
      <text:p text:style-name="P3"><text:span text:style-name="T1">Als nächstes wird nun </text:span>r<text:span text:style-name="T1"> mit ermittelt indem </text:span>p<text:span text:style-name="T1"> und </text:span>q<text:span text:style-name="T1"> jeweils mit 1 subtrahiert werden und danach multipliziert werden.</text:span></text:p>
      <text:p text:style-name="P6"/>
      <text:p text:style-name="P3">Schritt 4 – e</text:p>
      <text:p text:style-name="P3"><text:span text:style-name="T1">Wähle eine zufällige Zahl </text:span>e<text:span text:style-name="T1"> die keinen gemeinsamen Teiler mit </text:span>r<text:span text:style-name="T1"> hat.</text:span></text:p>
      <text:p text:style-name="P6"/>
      <text:p text:style-name="P3">Schritt 5 – d</text:p>
      <text:p text:style-name="P3"><text:span text:style-name="T1">Als letzes wird die Zahl d mit dieser Formel ermittlelt: </text:span>d<text:span text:style-name="T1"> = (</text:span>e<text:span text:style-name="T1">*</text:span>d<text:span text:style-name="T1"> mod </text:span>r<text:span text:style-name="T1"> = 1)</text:span></text:p>
      <text:p text:style-name="P6"/>
      <text:p text:style-name="P6"><text:soft-page-break/>Nun haben wir alle nötigen Komponenten um unsere privaten und öffentlichen Schlüssel zu erstellen.</text:p>
      <text:p text:style-name="P6"/>
      <text:p text:style-name="P6">Diese sehen wie folgt aus:</text:p>
      <text:p text:style-name="P6"/>
      <text:p text:style-name="P3"><text:span text:style-name="T1">(</text:span>e<text:span text:style-name="T1">, </text:span>N<text:span text:style-name="T1">) = öffentlicher Schlüssel</text:span></text:p>
      <text:p text:style-name="P3"><text:span text:style-name="T1">(</text:span>d<text:span text:style-name="T1">, </text:span>N<text:span text:style-name="T1">) = privater Schlüsse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de" fo:country="DE" officeooo:rsid="00014f2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biturvorbereitung<text:tab/><text:tab/>20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21:41:40.124639763</meta:creation-date>
    <meta:editing-duration>PT1M42S</meta:editing-duration>
    <meta:editing-cycles>3</meta:editing-cycles>
    <meta:generator>LibreOffice/6.4.7.2$Linux_X86_64 LibreOffice_project/40$Build-2</meta:generator>
    <dc:date>2021-11-19T11:53:18.715771093</dc:date>
    <meta:document-statistic meta:table-count="0" meta:image-count="0" meta:object-count="0" meta:page-count="2" meta:paragraph-count="30" meta:word-count="197" meta:character-count="1146" meta:non-whitespace-character-count="967"/>
  </office:meta>
</office:document-meta>
</file>